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96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Standard" style:family="paragraph">
      <style:text-properties style:font-weight-complex="bold"/>
    </style:style>
    <style:style style:name="P23" style:parent-style-name="Standard" style:family="paragraph">
      <style:text-properties style:font-weight-complex="bold"/>
    </style:style>
    <style:style style:name="P24" style:parent-style-name="Standard" style:family="paragraph">
      <style:text-properties style:font-weight-complex="bold"/>
    </style:style>
    <style:style style:name="P25" style:parent-style-name="Standard" style:family="paragraph">
      <style:text-properties style:font-weight-complex="bold"/>
    </style:style>
    <style:style style:name="P26" style:parent-style-name="Standard" style:family="paragraph">
      <style:text-properties style:font-weight-complex="bold"/>
    </style:style>
    <style:style style:name="P27" style:parent-style-name="Standard" style:family="paragraph">
      <style:text-properties style:font-weight-complex="bold"/>
    </style:style>
    <style:style style:name="P28" style:parent-style-name="Standard" style:family="paragraph">
      <style:text-properties style:font-weight-complex="bold"/>
    </style:style>
    <style:style style:name="P29" style:parent-style-name="Standard" style:family="paragraph">
      <style:text-properties style:font-weight-complex="bold"/>
    </style:style>
    <style:style style:name="T30" style:parent-style-name="DefaultParagraphFont" style:family="text">
      <style:text-properties style:font-weight-complex="bold"/>
    </style:style>
    <style:style style:name="T31" style:parent-style-name="DefaultParagraphFont" style:family="text">
      <style:text-properties style:font-weight-complex="bold"/>
    </style:style>
    <style:style style:name="T32" style:parent-style-name="DefaultParagraphFont" style:family="text">
      <style:text-properties style:font-name-complex="Times New Roman" style:font-weight-complex="bold"/>
    </style:style>
    <style:style style:name="T33" style:parent-style-name="DefaultParagraphFont" style:family="text">
      <style:text-properties style:font-weight-complex="bold"/>
    </style:style>
    <style:style style:name="P34" style:parent-style-name="Standard" style:family="paragraph">
      <style:text-properties style:font-weight-complex="bold"/>
    </style:style>
    <style:style style:name="P35" style:parent-style-name="Standard" style:family="paragraph">
      <style:text-properties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font-weight-complex="bold"/>
    </style:style>
    <style:style style:name="P37" style:parent-style-name="Standard" style:family="paragraph">
      <style:text-properties style:font-weight-complex="bold"/>
    </style:style>
    <style:style style:name="P38" style:parent-style-name="Standard" style:family="paragraph">
      <style:text-properties style:font-weight-complex="bold"/>
    </style:style>
    <style:style style:name="P39" style:parent-style-name="Standard" style:family="paragraph">
      <style:text-properties style:font-weight-complex="bold"/>
    </style:style>
    <style:style style:name="P40" style:parent-style-name="Standard" style:family="paragraph">
      <style:text-properties style:font-weight-complex="bold"/>
    </style:style>
    <style:style style:name="P41" style:parent-style-name="Standard" style:family="paragraph">
      <style:text-properties style:font-weight-complex="bold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center"/>
    </style:style>
    <style:style style:name="P44" style:parent-style-name="Normal" style:family="paragraph">
      <style:paragraph-properties fo:break-before="page"/>
      <style:text-properties fo:hyphenate="true"/>
    </style:style>
    <style:style style:name="P45" style:parent-style-name="Standard" style:family="paragraph">
      <style:paragraph-properties fo:text-align="center"/>
      <style:text-properties fo:font-weight="bold" style:font-weight-asian="bold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T48" style:parent-style-name="DefaultParagraphFont" style:family="text">
      <style:text-properties style:font-name-complex="Times New Roman"/>
    </style:style>
    <style:style style:name="P49" style:parent-style-name="Standard" style:family="paragraph">
      <style:paragraph-properties fo:text-align="center"/>
      <style:text-properties fo:font-weight="bold" style:font-weight-asian="bold"/>
    </style:style>
    <style:style style:name="P50" style:parent-style-name="Standard" style:family="paragraph">
      <style:paragraph-properties fo:text-align="center" fo:margin-left="1.4708in" fo:text-indent="0.4902in">
        <style:tab-stops/>
      </style:paragraph-properties>
    </style:style>
    <style:style style:name="T51" style:parent-style-name="DefaultParagraphFont" style:family="text">
      <style:text-properties style:font-name-complex="Times New Roman"/>
    </style:style>
    <style:style style:name="P52" style:parent-style-name="Standard" style:family="paragraph">
      <style:paragraph-properties fo:text-align="center"/>
      <style:text-properties fo:font-weight="bold" style:font-weight-asian="bold"/>
    </style:style>
    <style:style style:name="T53" style:parent-style-name="DefaultParagraphFont" style:family="text">
      <style:text-properties style:font-name-complex="Times New Roman"/>
    </style:style>
    <style:style style:name="P54" style:parent-style-name="Normal" style:family="paragraph">
      <style:paragraph-properties fo:break-before="page"/>
      <style:text-properties fo:hyphenate="true"/>
    </style:style>
    <style:style style:name="P55" style:parent-style-name="Standard" style:family="paragraph">
      <style:paragraph-properties fo:text-align="center"/>
      <style:text-properties fo:font-weight="bold" style:font-weight-asian="bold"/>
    </style:style>
    <style:style style:name="P56" style:parent-style-name="Standard" style:family="paragraph">
      <style:paragraph-properties fo:text-align="center"/>
    </style:style>
    <style:style style:name="T57" style:parent-style-name="DefaultParagraphFont" style:family="text">
      <style:text-properties style:font-name-complex="Times New Roman"/>
    </style:style>
    <style:style style:name="T58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oundcake #1</text:p>
      <text:p text:style-name="P4"><text:tab/><text:tab/><text:tab/><text:tab/><text:tab/>Mama Franklin<text:tab/></text:p>
      <text:p text:style-name="P5"/>
      <text:p text:style-name="Standard">½<text:s/>pound butter<text:tab/><text:tab/><text:tab/><text:tab/><text:tab/>1 ¾<text:s/>cups granulated sugar</text:p>
      <text:p text:style-name="Standard">5 eggs<text:tab/><text:tab/><text:tab/><text:tab/><text:tab/><text:tab/><text:tab/>2 teaspoons lemon juice</text:p>
      <text:p text:style-name="Standard">1 teaspoon vanilla<text:tab/><text:tab/><text:tab/><text:tab/><text:tab/>2 cups flour</text:p>
      <text:p text:style-name="Standard"/>
      <text:p text:style-name="Standard">Cream butter with vanilla,<text:s/>lemon juice and sugar until fluffy. <text:s/>Separate eggs and beat egg yolks until thick and add to creamed mixture. <text:s/>Beat egg whites until stiffly beaten; add to cream mixture; mix thoroughly. <text:s/>Fold in flour and beat vigorously 15 minutes or longer. <text:s/>(Mama Franklin didn't have a mixer; so she did this by hand. <text:s/>It wil probably take less time with a mixeer.) <text:s/>Bake in greased and floured tube or bundt pan for about 1 hour at 300º. <text:s/>Never open the oven while baking a poundcake that is, not until done.</text:p>
      <text:p text:style-name="Standard"/>
      <text:p text:style-name="P6">Poundcake #2</text:p>
      <text:p text:style-name="P7"/>
      <text:p text:style-name="Standard">2 cups flour<text:tab/><text:tab/><text:tab/><text:tab/><text:tab/><text:tab/>1 2/3<text:s/>cups granulated sugar</text:p>
      <text:p text:style-name="Standard">5 large eggs<text:tab/><text:tab/><text:tab/><text:tab/><text:tab/><text:tab/>1 teaspoon lemon flavoring</text:p>
      <text:p text:style-name="Standard">1 teaspoon vanilla flavoring<text:tab/><text:tab/><text:tab/><text:tab/>2 ¼<text:s/>sticks butter</text:p>
      <text:p text:style-name="Standard">1 heaping teaspoon solid Crisco</text:p>
      <text:p text:style-name="Standard"/>
      <text:p text:style-name="Standard">Cream butter, crisco and sugar. <text:s/>Add eggs, one at a time, alternating with flour. <text:s/>Finish with flour. <text:s/>Add flavorings. <text:s/>Mix well. <text:s/>Bake in greased and tube fluted or bundt pan for 1 hour at 325º.</text:p>
      <text:p text:style-name="Standard"/>
      <text:p text:style-name="P8">Poundcake #3</text:p>
      <text:p text:style-name="P9"/>
      <text:p text:style-name="Standard">3 sticks butter<text:tab/><text:tab/><text:tab/><text:tab/><text:tab/><text:tab/>3 cups granulated sugar</text:p>
      <text:p text:style-name="Standard">5 eggs<text:tab/><text:tab/><text:tab/><text:tab/><text:tab/><text:tab/><text:tab/>3 cups flour</text:p>
      <text:p text:style-name="Standard">½<text:s/>teaspoon baking powder<text:tab/><text:tab/><text:tab/><text:tab/>1 teaspoon vanilla</text:p>
      <text:p text:style-name="Standard">1<text:s/>cup milk</text:p>
      <text:p text:style-name="Standard"/>
      <text:p text:style-name="Standard">Cream butter and sugar. <text:s/>Add eggs, one at a time. <text:s/>Mix flour and baking powder together. <text:s/>Alternate flour and milk, adding to cream mixture. <text:s/>Mix well. <text:s/>Add vanilla and mix well. <text:s/>Bake in greased and floured tube or bundt pan for 1 hour and 15 minutes at 325º.</text:p>
      <text:p text:style-name="Standard"/>
      <text:p text:style-name="P10">Poundcake #4</text:p>
      <text:p text:style-name="P11"><text:tab/><text:tab/><text:tab/><text:tab/>Trish Partridge</text:p>
      <text:p text:style-name="Standard"/>
      <text:p text:style-name="Standard">2 cups flour<text:tab/><text:tab/><text:tab/><text:tab/><text:tab/><text:tab/>2 cups granulated sugar</text:p>
      <text:p text:style-name="Standard">6 eggs<text:tab/><text:tab/><text:tab/><text:tab/><text:tab/><text:tab/><text:tab/>2 sticks butter</text:p>
      <text:p text:style-name="Standard">¾<text:s/>teaspoon vanilla<text:tab/><text:tab/><text:tab/><text:tab/><text:tab/>¾<text:s/>teaspoon almond flavoring</text:p>
      <text:p text:style-name="Standard"/>
      <text:p text:style-name="Standard">Mix butter and sugar. Add eggs, one at a time, alternating with flour. <text:s/>Add flavorings and mixwell. <text:s/>Bake in greased and floured tube or bundt pan for 1 hour at 350º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soft-page-break/>
      <text:p text:style-name="P20">Old-Fashioned Poundcake</text:p>
      <text:p text:style-name="Standard"/>
      <text:p text:style-name="Standard">2 cups butter (4 sticks)<text:tab/><text:tab/><text:tab/>4 cups sifted confectioner's sugar</text:p>
      <text:p text:style-name="Standard">6 eggs<text:tab/><text:tab/><text:tab/><text:tab/><text:tab/><text:tab/>2 teaspoons vanilla</text:p>
      <text:p text:style-name="Standard">1 teaspooon almond extract<text:tab/><text:tab/><text:tab/>4 cups sifted<text:s/>cake flour</text:p>
      <text:p text:style-name="Standard">½<text:s/>teaspoon salt</text:p>
      <text:p text:style-name="Standard"/>
      <text:p text:style-name="Standard">Preheat oven to 350º. <text:s/>Cream butter and gradually add sugar; continue beating until well-blended. <text:s/>Beat in eggs, one at a time. <text:s/>Blend in flavorings. <text:s/>Combine flour and salt; gradually add to creamed mixture, beating until<text:s/>thoroughly combined. <text:s/>Spread in buttered and floured tube pan. <text:s/>Cut through batter with knife (this takes out air bubbles.) <text:s/>Bake for 65-70 minutes. <text:s/>Cool in pan on wire rack for 15 minutes. <text:s/>Remove cake and cool completely.</text:p>
      <text:p text:style-name="Standard"/>
      <text:p text:style-name="P21">Chocolate Poundcake</text:p>
      <text:p text:style-name="P22"/>
      <text:p text:style-name="P23">1 cup butter<text:tab/><text:tab/><text:tab/><text:tab/><text:tab/>¼ cup shortening</text:p>
      <text:p text:style-name="P24">3 cups sugar<text:tab/><text:tab/><text:tab/><text:tab/><text:tab/>3 cups cake flour</text:p>
      <text:p text:style-name="P25">4 tablespoons cocoa powder<text:tab/><text:tab/><text:tab/>½ teaspoon baking powder</text:p>
      <text:p text:style-name="P26">Pinch of salt<text:tab/><text:tab/><text:tab/><text:tab/><text:tab/>1 cup milk</text:p>
      <text:p text:style-name="P27">5 eggs<text:tab/><text:tab/><text:tab/><text:tab/><text:tab/><text:tab/>1 tablespoons vanilla</text:p>
      <text:p text:style-name="P28">1 cup choppped nuts, optional</text:p>
      <text:p text:style-name="P29"/>
      <text:p text:style-name="Standard"><text:span text:style-name="T30">Cream butter and shortening. <text:s/>Add sugar graduall</text:span><text:span text:style-name="T31">y. <text:s/>Sift dry ingredients and add alternately with milk. <text:s/>Add eggs, one at a time; then add vanilla and nuts. <text:s/>Bake in a greased and floured 10“ tube pan at 325</text:span><text:span text:style-name="T32">°</text:span><text:span text:style-name="T33"><text:s/>for 80 minutes. <text:s/>After cake is cool, frost with icing.</text:span></text:p>
      <text:p text:style-name="P34"/>
      <text:p text:style-name="P35">Icing:</text:p>
      <text:p text:style-name="P36"/>
      <text:p text:style-name="P37">1 (16-oz.) box confectioners‘<text:s/>sugar<text:tab/><text:tab/>½ cup butter, softened</text:p>
      <text:p text:style-name="P38">4-5 tablespoons cocoa<text:tab/><text:tab/><text:tab/>6 tablespoons milk (or mild coffee)</text:p>
      <text:p text:style-name="P39"/>
      <text:p text:style-name="P40">Mix all ingredients together. <text:s/>Creeam well spread over cooled cake.</text:p>
      <text:p text:style-name="P41"/>
      <text:p text:style-name="P42">Whip Cream Pound Cake</text:p>
      <text:p text:style-name="P43"><text:tab/><text:tab/><text:tab/><text:tab/>Betty Speed</text:p>
      <text:p text:style-name="Standard"/>
      <text:p text:style-name="Standard">2 sticks butter<text:tab/><text:tab/><text:tab/><text:tab/><text:tab/>3 cups granulated sugar</text:p>
      <text:p text:style-name="Standard">6 eggs<text:tab/><text:tab/><text:tab/><text:tab/><text:tab/><text:tab/>3<text:s/>cups Swans Down Cake Flour, sifted</text:p>
      <text:p text:style-name="Standard">½<text:s/>pint whipping cream, do not whip<text:tab/><text:s/><text:tab/>1 ½<text:s/>teaspoon vanilla</text:p>
      <text:p text:style-name="Standard"/>
      <text:p text:style-name="Standard">Cream butter and sugar. <text:s/>Beat one minute. <text:s/>Add eggs, one at a time and beat well after each addition. <text:s/>Alternate flour and whipping cream adding to creamed<text:s/>mixture. <text:s/>Add vanilla. <text:s/>Put in tube cake pan that has been sprayed with Baker's Joy Spray (it has flour in it). <text:s/>Place in cold oven and bake 1 hour at 325º. <text:s/>DO NOT OPEN OVEN UNTIL DONE.</text:p>
      <text:p text:style-name="P44"/>
      <text:p text:style-name="P45">Coconut Poundcake</text:p>
      <text:p text:style-name="P46">Mrs. Fob James (Bobbie) – Wife of Governor of Alabama</text:p>
      <text:p text:style-name="P47"/>
      <text:p text:style-name="Standard">1 cup butter<text:tab/><text:tab/><text:tab/><text:tab/><text:tab/>½ cup shortening</text:p>
      <text:p text:style-name="Standard">2 ½ cups sugar<text:tab/><text:tab/><text:tab/><text:tab/>5 eggs, separated</text:p>
      <text:p text:style-name="Standard">3 ½ cups cake flour<text:tab/><text:tab/><text:tab/><text:tab/>¼ teaspoon salt</text:p>
      <text:p text:style-name="Standard">1 teaspooon baking powder<text:tab/><text:tab/><text:tab/>1 teaspoon coconut extract</text:p>
      <text:p text:style-name="Standard">1 cup milk<text:tab/><text:tab/><text:tab/><text:tab/><text:tab/>1 (7-oz.) package frozen coconut, thawed</text:p>
      <text:p text:style-name="Standard"/>
      <text:p text:style-name="Standard">Cream butter, shortening and sugar. <text:s/>Add egg yolks, one at a time. <text:s/>Sift dry ingredients together. <text:s/>Add flavoring to milk. <text:s/>Add dry ingredients to creamed mixture, alternating with milk mixture. <text:s/>Add coconut. <text:s/>Fold in stiffly beaten egg whites. <text:s/>Pour into greased and floured 10“ tube pan. <text:s/>Bake at 325<text:span text:style-name="T48">°</text:span><text:s/>for 1 hour and 15 minutes. <text:s/>Col in pan about 10 minutes. <text:s/>Freexzes well.</text:p>
      <text:p text:style-name="Standard"/>
      <text:p text:style-name="P49">Sour Cream Poundcake #1</text:p>
      <text:p text:style-name="P50">Orin Goocher</text:p>
      <text:p text:style-name="Standard"/>
      <text:p text:style-name="Standard">½ lb. Butter<text:tab/><text:tab/><text:tab/><text:tab/><text:tab/>2 cups sugar</text:p>
      <text:p text:style-name="Standard">6 eggs<text:tab/><text:tab/><text:tab/><text:tab/><text:tab/><text:tab/>3 cups (heaping) plain flour (sifted)</text:p>
      <text:p text:style-name="Standard">¼ teaspoon baking powder<text:tab/><text:tab/><text:tab/>¾ cup sour cream</text:p>
      <text:p text:style-name="Standard">½<text:s/>teaspoon vanilla<text:tab/><text:tab/><text:tab/><text:tab/>½ cup milk</text:p>
      <text:p text:style-name="Standard">Bakers‘<text:s/>Joy<text:s/>helper spray</text:p>
      <text:p text:style-name="Standard"/>
      <text:p text:style-name="Standard">Have all ingredients at room temperature. <text:s/>Mix butter and sugar until creamy. <text:s/>Add eggs (one at a time) and beat well. <text:s/>Add 2 cups of flour and baking powder; mix well. <text:s/>Add sour cream and mix. <text:s/>Add last<text:s/>cu0p of flour with vanilla and milk. <text:s/>Mix well. <text:s/>Spray tube or fluted pan with Bakers‘ Helper (this is oil and flour and keeps the cake from sticking to pan). <text:s/>Cook for 1 hour and 20 minutes at 325<text:span text:style-name="T51">°</text:span>. <text:s/>DO NOT OPEN OVEN UNTIL CAKE IS DONE! <text:s/>Let cake cool about 5-10 minutes and then remove from pan.</text:p>
      <text:p text:style-name="Standard"/>
      <text:p text:style-name="P52">Sour Cream Poundcake #2</text:p>
      <text:p text:style-name="Standard"/>
      <text:p text:style-name="Standard">1 cup butter<text:tab/><text:tab/><text:tab/><text:tab/><text:tab/>3 cups sugar</text:p>
      <text:p text:style-name="Standard">1 tablespoon vanilla<text:tab/><text:tab/><text:tab/><text:tab/>¼ teaspoon baking soda</text:p>
      <text:p text:style-name="Standard">3 cups flour, sifted<text:tab/><text:tab/><text:tab/><text:tab/>6 eggs</text:p>
      <text:p text:style-name="Standard">1 cup sour cream</text:p>
      <text:p text:style-name="Standard"/>
      <text:p text:style-name="Standard">Cream butter and sugar; add vanilla. <text:s/>Mix soda with four,<text:s/>reserving ¼ cup flour. <text:s/>Alternate one egg at at time and add with flour to cake mix. <text:s/>Add sour cream. <text:s/>Add remaining flour. <text:s/>Bake in greased and floured tube pan for 1 ½ hours at 325<text:span text:style-name="T53">°</text:span>.</text:p>
      <text:p text:style-name="P54"/>
      <text:p text:style-name="P55">5 Flavored Pound Cake</text:p>
      <text:p text:style-name="P56"><text:s text:c="5"/><text:tab/><text:tab/><text:tab/>Pat Hill</text:p>
      <text:p text:style-name="Standard"/>
      <text:p text:style-name="Standard">3 cups sugar<text:tab/><text:tab/><text:tab/><text:tab/><text:tab/><text:tab/>½ cup crisco</text:p>
      <text:p text:style-name="Standard">2 sticks butter<text:tab/><text:tab/><text:tab/><text:tab/><text:tab/><text:tab/>5 eggs</text:p>
      <text:p text:style-name="Standard">3 cups Swansdown Cake Flour<text:tab/><text:tab/><text:tab/>1 cup milk</text:p>
      <text:p text:style-name="Standard">½ teaspoon baking powder<text:tab/><text:tab/><text:tab/><text:tab/>1 teaspoon each: lemon, vanilla, coconut,</text:p>
      <text:p text:style-name="Standard"><text:tab/><text:tab/><text:tab/><text:tab/><text:tab/><text:tab/><text:tab/><text:tab/>butter and rum flavorings</text:p>
      <text:p text:style-name="Standard"/>
      <text:p text:style-name="Standard">Cream sugar, crisco and butter together until smooth. <text:s/>Add eggs, one at a time. <text:s/>Sift together flour, baking powder. <text:s/>Add dry mixutre to the sugar mixture. <text:s/>Aadd milk and five flavors. <text:s/>Grease and flour pan. <text:s/>Bake at 325<text:span text:style-name="T57">°</text:span><text:s/>for 1 hour and 30 minutes. <text:s/>When cake is cool, cover with glaze.</text:p>
      <text:p text:style-name="Standard"/>
      <text:p text:style-name="Standard"><text:span text:style-name="T58">Glaze</text:span>:</text:p>
      <text:p text:style-name="Standard"/>
      <text:p text:style-name="Standard">1 cup sugar<text:tab/><text:tab/><text:tab/><text:tab/><text:tab/><text:tab/>½ cup water</text:p>
      <text:p text:style-name="Standard">1 teaspoon of each of 5 flavorings</text:p>
      <text:p text:style-name="Standard"/>
      <text:p text:style-name="Standard">Make glaze by combining all ingredients in small pan and bring to a boil. <text:s/>Take cake out of pan; poke holes<text:s/>in<text:s/>top of cake with skewers. <text:s/>Slowly pour glaze on cake.</text:p>
      <text:p text:style-name="Standard"/>
      <text:p text:style-name="Standard">Note: <text:s/>This is Mary Lou: <text:s/>I made this once but found the flavorings too strong for my taste. <text:s/>I think it would be better to have vanilla and lemon only.</text:p>
      <text:p text:style-name="Standard"/>
      <text:p text:style-name="Standard"><text:tab/><text:tab/><text:tab/>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Desserts – Poundcakes</text:p>
      </style:header>
      <style:footer>
        <text:p text:style-name="P3"><text:page-number text:fixed="false">19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09-04-16T11:32:00Z</meta:creation-date>
    <dc:date>2015-08-22T01:25:00Z</dc:date>
    <meta:print-date>2013-12-27T00:21:00Z</meta:print-date>
    <meta:template xlink:href="Normal" xlink:type="simple"/>
    <meta:editing-cycles>9</meta:editing-cycles>
    <meta:editing-duration>PT4500S</meta:editing-duration>
    <meta:user-defined meta:name="Info 1"/>
    <meta:user-defined meta:name="Info 2"/>
    <meta:user-defined meta:name="Info 3"/>
    <meta:user-defined meta:name="Info 4"/>
    <meta:document-statistic meta:page-count="4" meta:paragraph-count="12" meta:word-count="955" meta:character-count="6388" meta:row-count="45" meta:non-whitespace-character-count="5445"/>
  </office:meta>
</office:document-meta>
</file>